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Liberation Serif2" svg:font-family="'Liberation Serif'" style:font-family-generic="roman"/>
    <style:font-face style:name="Liberation Serif3" svg:font-family="'Liberation Serif'" style:font-adornments="Regular" style:font-family-generic="roman"/>
    <style:font-face style:name="Noto Sans1" svg:font-family="'Noto Sans'" style:font-family-generic="swiss"/>
    <style:font-face style:name="Liberation Serif1" svg:font-family="'Liberation Serif'" style:font-pitch="variable"/>
    <style:font-face style:name="Liberation Serif" svg:font-family="'Liberation Serif'" style:font-adornments="Regular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,Bold" svg:font-family="'TimesNewRomanPSMT,Bold'" style:font-family-generic="system" style:font-pitch="variable"/>
  </office:font-face-decls>
  <office:automatic-styles>
    <style:style style:name="Table1" style:family="table">
      <style:table-properties style:width="6.6493in" fo:margin-left="-0.0785in" fo:margin-top="0in" fo:margin-bottom="0in" table:align="left" style:writing-mode="lr-tb"/>
    </style:style>
    <style:style style:name="Table1.A" style:family="table-column">
      <style:table-column-properties style:column-width="2.216in"/>
    </style:style>
    <style:style style:name="Table1.B" style:family="table-column">
      <style:table-column-properties style:column-width="2.21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" style:family="table">
      <style:table-properties style:width="6.65in" fo:margin-left="-0.0785in" fo:margin-top="0in" fo:margin-bottom="0in" table:align="left" style:writing-mode="lr-tb"/>
    </style:style>
    <style:style style:name="Table2.A" style:family="table-column">
      <style:table-column-properties style:column-width="2.6368in"/>
    </style:style>
    <style:style style:name="Table2.B" style:family="table-column">
      <style:table-column-properties style:column-width="2.0007in"/>
    </style:style>
    <style:style style:name="Table2.C" style:family="table-column">
      <style:table-column-properties style:column-width="2.01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" style:family="table">
      <style:table-properties style:width="4.7507in" fo:margin-left="0.934in" fo:margin-top="0in" fo:margin-bottom="0in" table:align="left" style:writing-mode="lr-tb"/>
    </style:style>
    <style:style style:name="Table3.A" style:family="table-column">
      <style:table-column-properties style:column-width="2.375in"/>
    </style:style>
    <style:style style:name="Table3.B" style:family="table-column">
      <style:table-column-properties style:column-width="2.375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2.1667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1.625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erif1"/>
    </style:style>
    <style:style style:name="P3" style:family="paragraph" style:parent-style-name="Standard">
      <style:paragraph-properties fo:text-align="center" style:justify-single-word="false"/>
      <style:text-properties style:font-name="Liberation Serif1"/>
    </style:style>
    <style:style style:name="P4" style:family="paragraph" style:parent-style-name="Standard">
      <style:paragraph-properties fo:text-align="center" style:justify-single-word="false"/>
      <style:text-properties style:font-name="Liberation Serif1" style:language-asian="ko" style:country-asian="KR"/>
    </style:style>
    <style:style style:name="P5" style:family="paragraph" style:parent-style-name="Standard">
      <style:paragraph-properties fo:text-align="center" style:justify-single-word="false"/>
      <style:text-properties style:font-name="Liberation Serif1" officeooo:rsid="0005198d" officeooo:paragraph-rsid="0005198d" style:language-asian="ko" style:country-asian="KR"/>
    </style:style>
    <style:style style:name="P6" style:family="paragraph" style:parent-style-name="Standard">
      <style:paragraph-properties fo:line-height="200%" fo:text-align="justify" style:justify-single-word="false"/>
      <style:text-properties style:font-name="Liberation Serif1"/>
    </style:style>
    <style:style style:name="P7" style:family="paragraph" style:parent-style-name="Standard">
      <style:paragraph-properties fo:line-height="200%" fo:text-align="start" style:justify-single-word="false"/>
      <style:text-properties style:font-name="Liberation Serif1"/>
    </style:style>
    <style:style style:name="P8" style:family="paragraph" style:parent-style-name="Standard">
      <style:paragraph-properties fo:line-height="200%" fo:text-align="start" style:justify-single-word="false"/>
      <style:text-properties style:font-name="Liberation Serif1" officeooo:paragraph-rsid="000aeb6f"/>
    </style:style>
    <style:style style:name="P9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0c431c" officeooo:paragraph-rsid="000c431c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P10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text-position="0% 100%" style:font-name="Liberation Serif2" fo:font-size="12pt" fo:letter-spacing="normal" fo:font-style="normal" style:text-underline-style="none" fo:font-weight="normal" officeooo:rsid="00154d01" officeooo:paragraph-rsid="00154d01" style:font-name-asian="Times New Roman1" style:language-asian="ko" style:country-asian="KR" style:font-style-asian="normal" style:font-weight-asian="normal" style:font-name-complex="Times New Roman1" style:font-size-complex="12pt" style:font-style-complex="normal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Liberation Serif1"/>
    </style:style>
    <style:style style:name="P12" style:family="paragraph" style:parent-style-name="Standard">
      <style:paragraph-properties fo:margin-top="0.3335in" fo:margin-bottom="0.0835in" loext:contextual-spacing="false" fo:line-height="200%" fo:text-align="justify" style:justify-single-word="false"/>
      <style:text-properties style:font-name="Liberation Serif1"/>
    </style:style>
    <style:style style:name="P13" style:family="paragraph" style:parent-style-name="Heading_20_1">
      <style:paragraph-properties fo:margin-top="0.3335in" fo:margin-bottom="0.0835in" loext:contextual-spacing="false" fo:line-height="200%" fo:text-align="justify" style:justify-single-word="false"/>
      <style:text-properties style:font-name="Liberation Serif1"/>
    </style:style>
    <style:style style:name="P14" style:family="paragraph" style:parent-style-name="Standard">
      <style:paragraph-properties fo:margin-top="0.0835in" fo:margin-bottom="0.0835in" loext:contextual-spacing="false" fo:line-height="200%" fo:text-align="start" style:justify-single-word="false"/>
      <style:text-properties style:font-name="Liberation Serif1" officeooo:paragraph-rsid="00145bf4"/>
    </style:style>
    <style:style style:name="P15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Liberation Serif1"/>
    </style:style>
    <style:style style:name="P16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Liberation Serif1" fo:font-weight="bold" style:language-asian="ko" style:country-asian="KR" style:font-weight-asian="bold"/>
    </style:style>
    <style:style style:name="P17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Liberation Serif1" fo:font-weight="bold" style:font-weight-asian="bold"/>
    </style:style>
    <style:style style:name="P18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Liberation Serif1" style:language-asian="ko" style:country-asian="KR"/>
    </style:style>
    <style:style style:name="P19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Liberation Serif1"/>
    </style:style>
    <style:style style:name="P20" style:family="paragraph" style:parent-style-name="Standard">
      <style:paragraph-properties fo:margin-left="0.1252in" fo:margin-right="0in" fo:text-align="justify" style:justify-single-word="false" fo:text-indent="0in" style:auto-text-indent="false"/>
      <style:text-properties style:font-name="Liberation Serif1"/>
    </style:style>
    <style:style style:name="P21" style:family="paragraph" style:parent-style-name="Heading_20_1">
      <style:paragraph-properties fo:text-align="justify" style:justify-single-word="false"/>
      <style:text-properties style:font-name="Liberation Serif1" fo:font-size="11pt" style:text-underline-style="none" fo:font-weight="normal" style:font-size-asian="11pt" style:font-weight-asian="normal" style:font-size-complex="11pt"/>
    </style:style>
    <style:style style:name="P22" style:family="paragraph" style:parent-style-name="Heading_20_1">
      <style:paragraph-properties fo:text-align="center" style:justify-single-word="false"/>
      <style:text-properties style:font-name="Liberation Serif1" fo:font-size="11pt" style:text-underline-style="none" fo:font-weight="normal" style:font-size-asian="11pt" style:font-weight-asian="normal" style:font-size-complex="11pt"/>
    </style:style>
    <style:style style:name="P23" style:family="paragraph" style:parent-style-name="Heading_20_1">
      <style:paragraph-properties fo:text-align="justify" style:justify-single-word="false"/>
      <style:text-properties style:font-name="Liberation Serif1" fo:font-size="16pt" style:text-underline-style="none" fo:font-weight="normal" style:font-size-asian="16pt" style:font-weight-asian="normal" style:font-size-complex="16pt"/>
    </style:style>
    <style:style style:name="P24" style:family="paragraph" style:parent-style-name="Heading_20_1">
      <style:paragraph-properties fo:text-align="center" style:justify-single-word="false"/>
      <style:text-properties style:font-name="Liberation Serif1"/>
    </style:style>
    <style:style style:name="P25" style:family="paragraph" style:parent-style-name="Heading_20_1">
      <style:paragraph-properties fo:text-align="center" style:justify-single-word="false"/>
      <style:text-properties style:font-name="Liberation Serif1" style:text-underline-style="none" fo:font-weight="normal" style:font-weight-asian="normal" style:font-size-complex="12pt"/>
    </style:style>
    <style:style style:name="P26" style:family="paragraph" style:parent-style-name="Heading_20_1">
      <style:paragraph-properties fo:text-align="center" style:justify-single-word="false"/>
      <style:text-properties style:font-name="Liberation Serif1" style:text-underline-style="none" style:font-size-complex="12pt"/>
    </style:style>
    <style:style style:name="P27" style:family="paragraph" style:parent-style-name="List_20_Paragraph">
      <style:paragraph-properties fo:margin-top="0in" fo:margin-bottom="0.0598in" loext:contextual-spacing="true" fo:line-height="200%" style:writing-mode="lr-tb"/>
      <style:text-properties style:font-name="Liberation Serif1" style:text-underline-style="solid" style:text-underline-width="auto" style:text-underline-color="font-color" style:language-asian="ko" style:country-asian="KR"/>
    </style:style>
    <style:style style:name="P28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/>
    </style:style>
    <style:style style:name="P29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 style:font-style-complex="italic"/>
    </style:style>
    <style:style style:name="P30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 fo:font-weight="normal" officeooo:rsid="001bf6f6" officeooo:paragraph-rsid="00154d01" style:font-weight-asian="normal" style:font-weight-complex="normal"/>
    </style:style>
    <style:style style:name="P31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 fo:font-weight="normal" officeooo:rsid="001c510d" officeooo:paragraph-rsid="001c510d" style:font-weight-asian="normal" style:font-weight-complex="normal"/>
    </style:style>
    <style:style style:name="P32" style:family="paragraph" style:parent-style-name="Standard" style:list-style-name="L1">
      <style:paragraph-properties fo:line-height="200%" fo:text-align="start" style:justify-single-word="false"/>
      <style:text-properties style:font-name="Liberation Serif1" officeooo:rsid="001da109" officeooo:paragraph-rsid="001da109" style:font-name-asian="Batang" style:language-asian="ko" style:country-asian="KR"/>
    </style:style>
    <style:style style:name="P33" style:family="paragraph" style:parent-style-name="Standard">
      <style:paragraph-properties fo:line-height="200%" fo:text-align="start" style:justify-single-word="false"/>
      <style:text-properties style:font-name="Liberation Serif1" officeooo:rsid="001da109" officeooo:paragraph-rsid="001da109" style:font-name-asian="Batang" style:language-asian="ko" style:country-asian="KR"/>
    </style:style>
    <style:style style:name="P34" style:family="paragraph" style:parent-style-name="Standard">
      <style:paragraph-properties fo:line-height="200%" fo:text-align="start" style:justify-single-word="false"/>
      <style:text-properties style:font-name="Liberation Serif1" officeooo:rsid="001ee1ad" officeooo:paragraph-rsid="001ee1ad" style:font-name-asian="Batang" style:language-asian="ko" style:country-asian="KR"/>
    </style:style>
    <style:style style:name="P35" style:family="paragraph" style:parent-style-name="Standard">
      <style:paragraph-properties fo:line-height="200%" fo:text-align="start" style:justify-single-word="false"/>
      <style:text-properties style:font-name="Liberation Serif1" officeooo:paragraph-rsid="000aeb6f"/>
    </style:style>
    <style:style style:name="P36" style:family="paragraph" style:parent-style-name="Standard">
      <style:paragraph-properties fo:line-height="200%" fo:text-align="start" style:justify-single-word="false"/>
      <style:text-properties style:font-name="Liberation Serif1" officeooo:paragraph-rsid="001ee1ad"/>
    </style:style>
    <style:style style:name="P37" style:family="paragraph" style:parent-style-name="Standard">
      <style:paragraph-properties fo:line-height="200%" fo:text-align="start" style:justify-single-word="false"/>
      <style:text-properties style:font-name="Liberation Serif1" officeooo:rsid="001ee1ad" officeooo:paragraph-rsid="001ee1ad"/>
    </style:style>
    <style:style style:name="P38" style:family="paragraph" style:parent-style-name="Standard">
      <style:paragraph-properties fo:line-height="200%" fo:text-align="justify" style:justify-single-word="false"/>
      <style:text-properties style:font-name="Liberation Serif1" officeooo:rsid="002dcf81" officeooo:paragraph-rsid="002dcf81"/>
    </style:style>
    <style:style style:name="P39" style:family="paragraph" style:parent-style-name="Standard">
      <style:paragraph-properties fo:line-height="200%" fo:text-align="start" style:justify-single-word="false"/>
      <style:text-properties style:text-position="0% 100%" style:font-name="Liberation Serif1" officeooo:rsid="0020943c" officeooo:paragraph-rsid="0020943c"/>
    </style:style>
    <style:style style:name="P40" style:family="paragraph" style:parent-style-name="Standard" style:master-page-name="Converted2">
      <style:paragraph-properties fo:margin-top="0in" fo:margin-bottom="0.139in" loext:contextual-spacing="false" fo:line-height="115%" fo:text-align="center" style:justify-single-word="false" style:page-number="auto"/>
      <style:text-properties style:font-name="Liberation Serif1" fo:font-weight="bold" style:font-weight-asian="bold"/>
    </style:style>
    <style:style style:name="P41" style:family="paragraph" style:parent-style-name="Standard">
      <style:paragraph-properties fo:margin-top="0.0835in" fo:margin-bottom="0.0835in" loext:contextual-spacing="false" fo:line-height="200%" fo:text-align="justify" style:justify-single-word="false"/>
      <style:text-properties style:font-name="Liberation Serif1" officeooo:rsid="002958c1" officeooo:paragraph-rsid="002958c1"/>
    </style:style>
    <style:style style:name="P42" style:family="paragraph" style:parent-style-name="Standard">
      <style:paragraph-properties fo:margin-top="0.0835in" fo:margin-bottom="0.0835in" loext:contextual-spacing="false" fo:line-height="200%" fo:text-align="justify" style:justify-single-word="false"/>
      <style:text-properties style:font-name="Liberation Serif1" officeooo:rsid="0029c234" officeooo:paragraph-rsid="0029c234"/>
    </style:style>
    <style:style style:name="P43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style:font-name="Liberation Serif1" officeooo:rsid="001bc108" officeooo:paragraph-rsid="001bc108" style:language-asian="ko" style:country-asian="KR"/>
    </style:style>
    <style:style style:name="P44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 officeooo:paragraph-rsid="001bf6f6" style:font-style-complex="italic"/>
    </style:style>
    <style:style style:name="P45" style:family="paragraph" style:parent-style-name="Standard">
      <style:paragraph-properties fo:margin-top="0.3335in" fo:margin-bottom="0.0835in" loext:contextual-spacing="false" fo:line-height="200%" fo:text-align="justify" style:justify-single-word="false"/>
      <style:text-properties style:font-name="Liberation Serif1"/>
    </style:style>
    <style:style style:name="P46" style:family="paragraph" style:parent-style-name="Heading_20_1" style:master-page-name="First_20_Page">
      <style:paragraph-properties fo:text-align="justify" style:justify-single-word="false" style:page-number="auto"/>
      <style:text-properties style:font-name="Liberation Serif1" fo:font-size="11pt" style:text-underline-style="none" fo:font-weight="normal" style:font-size-asian="11pt" style:font-weight-asian="normal" style:font-size-complex="11pt"/>
    </style:style>
    <style:style style:name="P47" style:family="paragraph" style:parent-style-name="Heading_20_1" style:master-page-name="Converted1">
      <style:paragraph-properties fo:margin-top="0.0835in" fo:margin-bottom="0.0835in" loext:contextual-spacing="false" fo:line-height="200%" fo:text-align="justify" style:justify-single-word="false" style:page-number="auto"/>
      <style:text-properties style:font-name="Liberation Serif1"/>
    </style:style>
    <style:style style:name="P48" style:family="paragraph" style:parent-style-name="Heading_20_1">
      <style:paragraph-properties fo:margin-top="0in" fo:margin-bottom="0in" loext:contextual-spacing="false" fo:line-height="150%" fo:text-align="justify" style:justify-single-word="false" style:writing-mode="lr-tb"/>
      <style:text-properties style:font-name="Liberation Serif1"/>
    </style:style>
    <style:style style:name="P49" style:family="paragraph" style:parent-style-name="List_20_Paragraph" style:list-style-name="WWNum4">
      <style:text-properties style:font-name="Liberation Serif1"/>
    </style:style>
    <style:style style:name="P50" style:family="paragraph" style:parent-style-name="List_20_Paragraph" style:list-style-name="WWNum4">
      <style:paragraph-properties fo:margin-top="0in" fo:margin-bottom="0.0598in" loext:contextual-spacing="true" fo:line-height="200%" style:writing-mode="lr-tb"/>
    </style:style>
    <style:style style:name="P51" style:family="paragraph" style:parent-style-name="List_20_Paragraph" style:list-style-name="WWNum4">
      <style:paragraph-properties fo:margin-top="0in" fo:margin-bottom="0.0598in" loext:contextual-spacing="true" fo:line-height="200%" style:writing-mode="lr-tb"/>
      <style:text-properties style:font-name="Liberation Serif1" style:text-underline-style="none" officeooo:rsid="002dcf81" officeooo:paragraph-rsid="002dcf81" style:language-asian="ko" style:country-asian="KR"/>
    </style:style>
    <style:style style:name="P52" style:family="paragraph" style:parent-style-name="Table_20_Contents">
      <style:text-properties officeooo:rsid="0020b058" officeooo:paragraph-rsid="0020b058"/>
    </style:style>
    <style:style style:name="P53" style:family="paragraph" style:parent-style-name="Table_20_Contents">
      <style:paragraph-properties fo:text-align="center" style:justify-single-word="false"/>
      <style:text-properties officeooo:rsid="0020b058" officeooo:paragraph-rsid="0020b058"/>
    </style:style>
    <style:style style:name="P54" style:family="paragraph" style:parent-style-name="Table_20_Contents">
      <style:text-properties officeooo:rsid="0020b058" officeooo:paragraph-rsid="002b68a9"/>
    </style:style>
    <style:style style:name="P55" style:family="paragraph" style:parent-style-name="Table_20_Contents">
      <style:text-properties officeooo:rsid="002b68a9" officeooo:paragraph-rsid="002b68a9"/>
    </style:style>
    <style:style style:name="P56" style:family="paragraph" style:parent-style-name="Table_20_Contents">
      <style:paragraph-properties fo:text-align="center" style:justify-single-word="false"/>
      <style:text-properties officeooo:rsid="002b68a9" officeooo:paragraph-rsid="002b68a9"/>
    </style:style>
    <style:style style:name="P5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6pt" style:text-underline-style="none" style:font-size-asian="16pt" style:font-size-complex="16pt"/>
    </style:style>
    <style:style style:name="T2" style:family="text">
      <style:text-properties fo:font-size="16pt" style:text-underline-style="none" officeooo:rsid="0005198d" style:font-size-asian="16pt" style:font-size-complex="16pt"/>
    </style:style>
    <style:style style:name="T3" style:family="text">
      <style:text-properties fo:font-size="16pt" style:text-underline-style="none" officeooo:rsid="002958c1" style:font-size-asian="16pt" style:font-size-complex="16pt"/>
    </style:style>
    <style:style style:name="T4" style:family="text">
      <style:text-properties style:text-underline-style="none" fo:font-weight="normal" style:font-weight-asian="normal" style:font-size-complex="12pt"/>
    </style:style>
    <style:style style:name="T5" style:family="text">
      <style:text-properties style:text-underline-style="none" fo:font-weight="normal" style:font-weight-asian="normal" style:font-size-complex="12pt" style:font-weight-complex="bold"/>
    </style:style>
    <style:style style:name="T6" style:family="text">
      <style:text-properties style:text-underline-style="none" fo:font-weight="normal" officeooo:rsid="0029c234" style:font-weight-asian="normal" style:font-size-complex="12pt" style:font-weight-complex="bold"/>
    </style:style>
    <style:style style:name="T7" style:family="text">
      <style:text-properties style:text-underline-style="none" fo:font-weight="normal" officeooo:rsid="0005198d" style:font-weight-asian="normal" style:font-size-complex="12pt"/>
    </style:style>
    <style:style style:name="T8" style:family="text">
      <style:text-properties style:text-underline-style="none" fo:font-weight="normal" officeooo:rsid="001da109" style:font-weight-asian="normal" style:font-size-complex="12pt"/>
    </style:style>
    <style:style style:name="T9" style:family="text">
      <style:text-properties style:text-underline-style="none" fo:font-weight="normal" officeooo:rsid="002958c1" style:font-weight-asian="normal" style:font-size-complex="12pt"/>
    </style:style>
    <style:style style:name="T10" style:family="text">
      <style:text-properties style:text-underline-style="none" style:font-size-complex="12pt" style:font-weight-complex="bold"/>
    </style:style>
    <style:style style:name="T11" style:family="text">
      <style:text-properties style:language-asian="ko" style:country-asian="KR"/>
    </style:style>
    <style:style style:name="T12" style:family="text">
      <style:text-properties officeooo:rsid="0013e746" style:language-asian="ko" style:country-asian="KR"/>
    </style:style>
    <style:style style:name="T13" style:family="text">
      <style:text-properties officeooo:rsid="0015487a" style:language-asian="ko" style:country-asian="KR"/>
    </style:style>
    <style:style style:name="T14" style:family="text">
      <style:text-properties officeooo:rsid="001ee1ad" style:language-asian="ko" style:country-asian="KR"/>
    </style:style>
    <style:style style:name="T15" style:family="text">
      <style:text-properties officeooo:rsid="002b68a9" style:language-asian="ko" style:country-asian="KR"/>
    </style:style>
    <style:style style:name="T16" style:family="text">
      <style:text-properties fo:font-weight="bold" style:language-asian="ko" style:country-asian="KR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style-complex="italic"/>
    </style:style>
    <style:style style:name="T19" style:family="text">
      <style:text-properties officeooo:rsid="000aeb6f" style:font-name-asian="Batang" style:language-asian="ko" style:country-asian="KR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language-asian="ko" style:country-asian="KR"/>
    </style:style>
    <style:style style:name="T22" style:family="text">
      <style:text-properties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style:language-asian="ko" style:country-asian="KR"/>
    </style:style>
    <style:style style:name="T25" style:family="text">
      <style:text-properties style:text-position="sub 58%" style:font-name="Liberation Serif3" style:font-name-asian="Times New Roman1" style:font-name-complex="Times New Roman1"/>
    </style:style>
    <style:style style:name="T26" style:family="text">
      <style:text-properties style:text-underline-style="solid" style:text-underline-width="auto" style:text-underline-color="font-color" fo:font-weight="bold" style:font-name-asian="Calibri1" style:font-weight-asian="bold" style:font-name-complex="TimesNewRomanPSMT,Bold" style:font-weight-complex="bold"/>
    </style:style>
    <style:style style:name="T27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28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07478c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29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0c431c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0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15487a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1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1aacc8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2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1ee1ad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3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2b68a9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4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style:font-name-asian="Times New Roman1" style:language-asian="ko" style:country-asian="KR" style:font-style-asian="normal" style:font-weight-asian="normal" style:font-name-complex="Times New Roman1" style:font-size-complex="12pt" style:font-style-complex="normal" style:font-weight-complex="bold"/>
    </style:style>
    <style:style style:name="T35" style:family="text">
      <style:text-properties fo:font-variant="normal" fo:text-transform="none" fo:color="#000000" style:font-name="Liberation Serif2" fo:font-size="12pt" fo:letter-spacing="normal" fo:font-style="italic" style:text-underline-style="none" fo:font-weight="normal" style:font-name-asian="Times New Roman1" style:language-asian="ko" style:country-asian="KR" style:font-style-asian="italic" style:font-weight-asian="normal" style:font-name-complex="Times New Roman1" style:font-size-complex="12pt" style:font-style-complex="italic" style:font-weight-complex="bold"/>
    </style:style>
    <style:style style:name="T36" style:family="text">
      <style:text-properties fo:font-variant="normal" fo:text-transform="none" fo:color="#000000" style:font-name="Liberation Serif2" fo:font-size="12pt" fo:letter-spacing="normal" fo:font-style="italic" style:text-underline-style="none" fo:font-weight="normal" style:font-name-asian="Times New Roman1" style:language-asian="ko" style:country-asian="KR" style:font-style-asian="italic" style:font-weight-asian="normal" style:font-name-complex="Times New Roman1" style:font-size-complex="12pt" style:font-style-complex="italic" style:font-weight-complex="bold"/>
    </style:style>
    <style:style style:name="T37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style:font-name-asian="Times New Roman1" style:language-asian="ko" style:country-asian="KR" style:font-style-asian="normal" style:font-weight-asian="normal" style:font-name-complex="Times New Roman1" style:font-size-complex="12pt" style:font-style-complex="normal" style:font-weight-complex="bold"/>
    </style:style>
    <style:style style:name="T38" style:family="text">
      <style:text-properties fo:font-size="24pt" fo:font-weight="bold" style:font-name-asian="Calibri1" style:font-size-asian="24pt" style:font-weight-asian="bold" style:font-name-complex="TimesNewRomanPSMT,Bold" style:font-size-complex="24pt" style:font-weight-complex="bold"/>
    </style:style>
    <style:style style:name="T39" style:family="text">
      <style:text-properties style:font-name-asian="Calibri1" style:font-name-complex="TimesNewRomanPSMT,Bold" style:font-weight-complex="bold"/>
    </style:style>
    <style:style style:name="T40" style:family="text">
      <style:text-properties style:font-name="Liberation Serif1" style:language-asian="ko" style:country-asian="KR"/>
    </style:style>
    <style:style style:name="T41" style:family="text">
      <style:text-properties style:font-name="Liberation Serif1" style:text-underline-style="solid" style:text-underline-width="auto" style:text-underline-color="font-color" style:language-asian="ko" style:country-asian="KR"/>
    </style:style>
    <style:style style:name="T42" style:family="text">
      <style:text-properties style:font-name="Liberation Serif2" style:text-underline-style="none" fo:font-weight="normal" officeooo:rsid="00145bf4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43" style:family="text">
      <style:text-properties style:font-name="Liberation Serif3" style:font-name-asian="Times New Roman1" style:font-name-complex="Times New Roman1"/>
    </style:style>
    <style:style style:name="T44" style:family="text">
      <style:text-properties style:font-name="Liberation Serif"/>
    </style:style>
    <style:style style:name="T45" style:family="text">
      <style:text-properties officeooo:rsid="002b68a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28in" svg:stroke-color="#ffffff" draw:fill="solid" draw:fill-color="#ffffff" draw:textarea-vertical-align="top" draw:auto-grow-height="false" fo:min-height="0.4366in" fo:min-width="1.1055in" fo:padding-top="0.0492in" fo:padding-bottom="0.0492in" fo:padding-left="0.0984in" fo:padding-right="0.0984in" fo:wrap-option="wrap" fo:margin-left="0.1252in" fo:margin-right="0.1563in" fo:margin-top="0in" fo:margin-bottom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ffffff" draw:fill="solid" draw:fill-color="#ffffff" draw:textarea-vertical-align="top" draw:auto-grow-height="false" fo:min-height="0.6575in" fo:min-width="1.3846in" fo:padding-top="0.0492in" fo:padding-bottom="0.0492in" fo:padding-left="0.0984in" fo:padding-right="0.0984in" fo:wrap-option="wrap" fo:margin-left="0.1252in" fo:margin-right="0.148in" fo:margin-top="0in" fo:margin-bottom="0.0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<text:bookmark text:name="_GoBack"/></text:h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4" text:outline-level="1"><text:span text:style-name="T1">MAE 370 laboratory section (</text:span><text:span text:style-name="T2">9</text:span><text:span text:style-name="T1">)</text:span></text:h>
      <text:h text:style-name="P24" text:outline-level="1"><text:span text:style-name="T1">Laboratory (</text:span><text:span text:style-name="T3">4</text:span><text:span text:style-name="T1">): </text:span><text:span text:style-name="T3">Stress Concentration</text:span></text:h>
      <text:h text:style-name="P22" text:outline-level="1"/>
      <text:h text:style-name="P24" text:outline-level="1"><text:span text:style-name="T4">Experiment conducted: (</text:span><text:span text:style-name="T7">2016-</text:span><text:span text:style-name="T8">11-</text:span><text:span text:style-name="T9">11</text:span><text:span text:style-name="T4">)</text:span></text:h>
      <text:h text:style-name="P24" text:outline-level="1"><text:span text:style-name="T4">Report submitted: (</text:span><text:span text:style-name="T7">2016-</text:span><text:span text:style-name="T8">11-18</text:span><text:span text:style-name="T4">)</text:span></text:h>
      <text:h text:style-name="P22" text:outline-level="1"/>
      <text:h text:style-name="P26" text:outline-level="1">Author:</text:h>
      <text:p text:style-name="P5">Cory Wolfe</text:p>
      <text:h text:style-name="P25" text:outline-level="1"/>
      <text:p text:style-name="P3"><text:span text:style-name="T16">Group:</text:span><text:span text:style-name="T11"> </text:span><text:span text:style-name="T12"><text:s/>C</text:span></text:p>
      <text:p text:style-name="P4"/>
      <text:h text:style-name="P47" text:outline-level="1"><text:span text:style-name="T10">I)<text:tab/>Procedure</text:span><text:span text:style-name="T5"> <text:s text:c="2"/></text:span></text:h>
      <text:p text:style-name="P41"><text:span text:style-name="T5"><text:tab/>First the flexor frame was set up. <text:s/>This involved backing the loading screw out and inserting and clamping down the beam into the frame. <text:s/></text:span><text:span text:style-name="T6">Then the beam's dimensions are recorded for use in later calculations. <text:s/>Then the gage's wires are attached to the frame, then the flexor is attached to the strain gage according to the wiring diagrams in the manual. <text:s/>Then the gage is appropriately set to the correct gage factor and the gage is zeroed out to the initial condition of gage one.</text:span></text:p>
      <text:p text:style-name="P42"><text:span text:style-name="T6"><text:tab/></text:span><text:span text:style-name="T5">Then the initial condition is recorded for the remaining three gages. <text:s/>After this has been completed loading screw is applied until a strain of 2000 microstrains is reported by the gage. <text:s/>After this has been completed the final reading for the remaining gages is recorded. <text:s/>Then the loading screw is removed and the gage was checked for a value of approximately zero.</text:span></text:p>
      <text:p text:style-name="P14"><text:span text:style-name="T42"><text:tab/></text:span><text:span text:style-name="T19">Items used:</text:span></text:p>
      <text:list xml:id="list2433138481462764990" text:style-name="L1">
        <text:list-item>
          <text:p text:style-name="P32">Flexure frame</text:p>
        </text:list-item>
        <text:list-item>
          <text:p text:style-name="P32">Aluminum beam</text:p>
        </text:list-item>
        <text:list-item>
          <text:p text:style-name="P32">Strain Indicators</text:p>
        </text:list-item>
        <text:list-item>
          <text:p text:style-name="P32">Strain Gage</text:p>
        </text:list-item>
        <text:list-item>
          <text:p text:style-name="P32">Calipers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Equations:</text:p>
      <text:p text:style-name="P7"><text:span text:style-name="T11"><draw:frame draw:style-name="fr1" draw:name="Object1" text:anchor-type="as-char" svg:y="-0.2693in" svg:width="1.3134in" svg:height="0.4429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1"> <text:s text:c="7"/></text:span><text:span text:style-name="T13"><text:s text:c="2"/><text:tab/><text:tab/></text:span><text:span text:style-name="T11"> <text:s text:c="28"/></text:span><text:span text:style-name="T13"><text:s/></text:span><text:span text:style-name="T11"><text:s text:c="17"/></text:span><text:span text:style-name="T14"><text:tab/><text:tab/><text:tab/><text:tab/><text:tab/><text:tab/></text:span><text:span text:style-name="T15"> <text:s text:c="5"/></text:span><text:span text:style-name="T11"><text:s/>(eqn 1)</text:span></text:p>
      <text:p text:style-name="P8"><text:span text:style-name="T28"><draw:frame draw:style-name="fr1" draw:name="Object2" text:anchor-type="as-char" svg:y="-0.152in" svg:width="2.1437in" svg:height="0.2134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8"><text:tab/><text:tab/><text:tab/></text:span><text:span text:style-name="T32"><text:tab/><text:tab/><text:tab/><text:tab/><text:tab/><text:tab/><text:tab/><text:tab/><text:tab/><text:tab/></text:span><text:span text:style-name="T31"> </text:span><text:span text:style-name="T33"><text:s/><text:tab/> </text:span><text:span text:style-name="T29">(eqn 2)</text:span></text:p>
      <text:p text:style-name="P8"><text:span text:style-name="T29"><draw:frame draw:style-name="fr1" draw:name="Object4" text:anchor-type="as-char" svg:y="-0.152in" svg:width="1.7283in" svg:height="0.2134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30"><text:tab/><text:tab/><text:tab/><text:tab/></text:span><text:span text:style-name="T32"><text:tab/><text:tab/><text:tab/><text:tab/><text:tab/><text:tab/><text:tab/><text:tab/><text:tab/><text:tab/></text:span><text:span text:style-name="T33"><text:tab/></text:span><text:span text:style-name="T30"><text:tab/></text:span><text:span text:style-name="T31"> <text:s/>(eqn 3)</text:span></text:p>
      <text:p text:style-name="P36"><text:span text:style-name="T31"><draw:frame draw:style-name="fr1" draw:name="Object3" text:anchor-type="as-char" svg:y="-0.1484in" svg:width="1.6075in" svg:height="0.2098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0"><text:tab/><text:tab/><text:tab/><text:tab/></text:span><text:span text:style-name="T32"><text:tab/><text:tab/><text:tab/><text:tab/><text:tab/><text:tab/><text:tab/><text:tab/><text:tab/><text:tab/><text:tab/></text:span><text:span text:style-name="T30"><text:tab/></text:span><text:span text:style-name="T31"> <text:s/>(eqn </text:span><text:span text:style-name="T32">4</text:span><text:span text:style-name="T31">)</text:span></text:p>
      <text:p text:style-name="P36"><text:span text:style-name="T31"><draw:frame draw:style-name="fr1" draw:name="Object5" text:anchor-type="as-char" svg:y="-0.1484in" svg:width="1.1902in" svg:height="0.2244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0"><text:tab/><text:tab/><text:tab/><text:tab/></text:span><text:span text:style-name="T32"><text:tab/><text:tab/><text:tab/><text:tab/><text:tab/><text:tab/><text:tab/><text:tab/><text:tab/><text:tab/><text:tab/><text:tab/><text:tab/></text:span><text:span text:style-name="T30"><text:tab/></text:span><text:span text:style-name="T31"> <text:s/>(eqn </text:span><text:span text:style-name="T32">5</text:span><text:span text:style-name="T31">)</text:span></text:p>
      <text:p text:style-name="P37"><text:span text:style-name="T31"><draw:frame draw:style-name="fr1" draw:name="Object6" text:anchor-type="as-char" svg:y="-0.2209in" svg:width="0.7902in" svg:height="0.3465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0"><text:tab/><text:tab/><text:tab/><text:tab/></text:span><text:span text:style-name="T27"><text:tab/><text:tab/><text:tab/><text:tab/><text:tab/><text:tab/><text:tab/><text:tab/><text:tab/><text:tab/></text:span><text:span text:style-name="T30"><text:tab/></text:span><text:span text:style-name="T27"><text:tab/><text:tab/><text:tab/><text:tab/><text:tab/></text:span><text:span text:style-name="T31"> <text:s/>(eqn </text:span><text:span text:style-name="T27">6</text:span><text:span text:style-name="T31">)</text:span></text:p>
      <text:p text:style-name="P37"><text:span text:style-name="T31"><draw:frame draw:style-name="fr1" draw:name="Object7" text:anchor-type="as-char" svg:y="-0.1484in" svg:width="0.7083in" svg:height="0.1846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0"><text:tab/><text:tab/><text:tab/><text:tab/></text:span><text:span text:style-name="T27"><text:tab/><text:tab/><text:tab/><text:tab/><text:tab/><text:tab/><text:tab/><text:tab/><text:tab/><text:tab/><text:tab/></text:span><text:span text:style-name="T30"><text:tab/></text:span><text:span text:style-name="T33"><text:tab/><text:tab/><text:tab/><text:tab/></text:span><text:span text:style-name="T31"> <text:s/>(eqn </text:span><text:span text:style-name="T27">7</text:span><text:span text:style-name="T31">)</text:span></text:p>
      <text:p text:style-name="P39"><text:span text:style-name="T34">ε</text:span><text:span text:style-name="T35"> </text:span><text:span text:style-name="T34">in</text:span><text:span text:style-name="T35"> </text:span><text:span text:style-name="T35">με</text:span><text:span text:style-name="T35"> </text:span></text:p>
      <text:p text:style-name="P10">Schematics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h text:style-name="P48" text:outline-level="1"><text:span text:style-name="T10">II)<text:tab/>Data Summary</text:span><text:span text:style-name="T5"> <text:s text:c="2"/></text:span>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3">Gage</text:p>
          </table:table-cell>
          <table:table-cell table:style-name="Table5.A1" office:value-type="string">
            <text:p text:style-name="P53">Initial Reading (<text:span text:style-name="T43">με</text:span><text:span text:style-name="T44">)</text:span></text:p>
          </table:table-cell>
          <table:table-cell table:style-name="Table5.C1" office:value-type="string">
            <text:p text:style-name="P53">Final Reading</text:p>
          </table:table-cell>
        </table:table-row>
        <table:table-row>
          <table:table-cell table:style-name="Table5.A2" office:value-type="string">
            <text:p text:style-name="P53">1</text:p>
          </table:table-cell>
          <table:table-cell table:style-name="Table5.A2" office:value-type="string">
            <text:p text:style-name="P56">0</text:p>
          </table:table-cell>
          <table:table-cell table:style-name="Table5.C2" office:value-type="string">
            <text:p text:style-name="P56">2385</text:p>
          </table:table-cell>
        </table:table-row>
        <table:table-row>
          <table:table-cell table:style-name="Table5.A2" office:value-type="string">
            <text:p text:style-name="P53">2</text:p>
          </table:table-cell>
          <table:table-cell table:style-name="Table5.A2" office:value-type="string">
            <text:p text:style-name="P56">-676</text:p>
          </table:table-cell>
          <table:table-cell table:style-name="Table5.C2" office:value-type="string">
            <text:p text:style-name="P56">1346</text:p>
          </table:table-cell>
        </table:table-row>
        <table:table-row>
          <table:table-cell table:style-name="Table5.A2" office:value-type="string">
            <text:p text:style-name="P53">3</text:p>
          </table:table-cell>
          <table:table-cell table:style-name="Table5.A2" office:value-type="string">
            <text:p text:style-name="P56">-368</text:p>
          </table:table-cell>
          <table:table-cell table:style-name="Table5.C2" office:value-type="string">
            <text:p text:style-name="P56">1455</text:p>
          </table:table-cell>
        </table:table-row>
        <table:table-row>
          <table:table-cell table:style-name="Table5.A2" office:value-type="string">
            <text:p text:style-name="P56">4</text:p>
          </table:table-cell>
          <table:table-cell table:style-name="Table5.A2" office:value-type="string">
            <text:p text:style-name="P56">-1498</text:p>
          </table:table-cell>
          <table:table-cell table:style-name="Table5.C2" office:value-type="string">
            <text:p text:style-name="P56">502</text:p>
          </table:table-cell>
        </table:table-row>
      </table:table>
      <text:p text:style-name="P43"/>
      <text:p text:style-name="P43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52">b</text:p>
          </table:table-cell>
          <table:table-cell table:style-name="Table4.A1" office:value-type="string">
            <text:p text:style-name="P52"><text:span text:style-name="T45">1.006</text:span> in</text:p>
          </table:table-cell>
          <table:table-cell table:style-name="Table4.A1" office:value-type="string">
            <text:p text:style-name="P52">S<text:span text:style-name="T23">g1</text:span></text:p>
          </table:table-cell>
          <table:table-cell table:style-name="Table4.D1" office:value-type="string">
            <text:p text:style-name="P52">2.08</text:p>
          </table:table-cell>
        </table:table-row>
        <table:table-row>
          <table:table-cell table:style-name="Table4.A2" office:value-type="string">
            <text:p text:style-name="P52">t</text:p>
          </table:table-cell>
          <table:table-cell table:style-name="Table4.A2" office:value-type="string">
            <text:p text:style-name="P52">.<text:span text:style-name="T45">25</text:span> in</text:p>
          </table:table-cell>
          <table:table-cell table:style-name="Table4.A2" office:value-type="string">
            <text:p text:style-name="P52">S<text:span text:style-name="T23">g2</text:span></text:p>
          </table:table-cell>
          <table:table-cell table:style-name="Table4.D2" office:value-type="string">
            <text:p text:style-name="P52">2.<text:span text:style-name="T45">08</text:span></text:p>
          </table:table-cell>
        </table:table-row>
        <table:table-row>
          <table:table-cell table:style-name="Table4.A2" office:value-type="string">
            <text:p text:style-name="P52">x</text:p>
          </table:table-cell>
          <table:table-cell table:style-name="Table4.A2" office:value-type="string">
            <text:p text:style-name="P52"><text:span text:style-name="T45">3.25</text:span> in</text:p>
          </table:table-cell>
          <table:table-cell table:style-name="Table4.A2" office:value-type="string">
            <text:p text:style-name="P52">S<text:span text:style-name="T23">g3</text:span></text:p>
          </table:table-cell>
          <table:table-cell table:style-name="Table4.D2" office:value-type="string">
            <text:p text:style-name="P52">2.08</text:p>
          </table:table-cell>
        </table:table-row>
        <table:table-row>
          <table:table-cell table:style-name="Table4.A2" office:value-type="string">
            <text:p text:style-name="P52">L</text:p>
          </table:table-cell>
          <table:table-cell table:style-name="Table4.A2" office:value-type="string">
            <text:p text:style-name="P52"><text:span text:style-name="T45">10</text:span>in</text:p>
          </table:table-cell>
          <table:table-cell table:style-name="Table4.A2" office:value-type="string">
            <text:p text:style-name="P54"><text:span text:style-name="T43">S</text:span><text:span text:style-name="T25">g3</text:span></text:p>
          </table:table-cell>
          <table:table-cell table:style-name="Table4.D2" office:value-type="string">
            <text:p text:style-name="P55">2.11</text:p>
          </table:table-cell>
        </table:table-row>
        <table:table-row>
          <table:table-cell table:style-name="Table4.A2" office:value-type="string">
            <text:p text:style-name="P55">d</text:p>
          </table:table-cell>
          <table:table-cell table:style-name="Table4.A2" office:value-type="string">
            <text:p text:style-name="P55">.25</text:p>
          </table:table-cell>
          <table:table-cell table:style-name="Table4.A2" office:value-type="string">
            <text:p text:style-name="P52"><text:span text:style-name="T25"/></text:p>
          </table:table-cell>
          <table:table-cell table:style-name="Table4.D2" office:value-type="string">
            <text:p text:style-name="P52"/>
          </table:table-cell>
        </table:table-row>
      </table:table>
      <text:p text:style-name="P43"/>
      <text:p text:style-name="P28"><text:span text:style-name="T18">III)<text:tab/>Calculations <text:s text:c="2"/></text:span><text:span text:style-name="T22">(25 pts)</text:span></text:p>
      <text:p text:style-name="P29"/>
      <text:p text:style-name="P44"><draw:frame draw:style-name="fr2" draw:name="Object11" text:anchor-type="paragraph" svg:x="0.4354in" svg:y="0.0472in" svg:width="5.7854in" svg:height="1.5409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44"/>
      <text:p text:style-name="P44"/>
      <text:p text:style-name="P30"><text:tab/></text:p>
      <text:p text:style-name="P31"/>
      <text:p text:style-name="P31"/>
      <text:p text:style-name="P31"/>
      <text:p text:style-name="P31"/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oft-page-break/><text:span text:style-name="T17">IV)<text:tab/>Comparison and Discussion <text:s text:c="2"/>(25 pts)</text:span> <text:s/></text:p>
      <text:p text:style-name="P38"><text:tab/>The calculated values for this experiment have an error around eighteen percent. <text:s/>This is slightly higher than the accepted variation. <text:s/>Possible sources of error in this experiment include variations in the strain gage. <text:s/>In addition to this there is a possibility that the final values were changed due to the torsion the screw applied to the beam. <text:s/>This would lead to a variation in the strain applied to the gages. <text:s/>In addition, there were some measurement variance along different portions of the beam, which would lead ot other variations in stress concentration, not limited to the hole.</text:p>
      <text:p text:style-name="P11">Table 1: Standard material properties <text:span text:style-name="T20">[2]</text:span>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6">Material</text:p>
          </table:table-cell>
          <table:table-cell table:style-name="Table1.A1" office:value-type="string">
            <text:p text:style-name="P16">Material Properties</text:p>
          </table:table-cell>
          <table:table-cell table:style-name="Table1.A1" office:value-type="string">
            <text:p text:style-name="P16">Used in Laboratories:</text:p>
          </table:table-cell>
        </table:table-row>
        <table:table-row table:style-name="Table1.1">
          <table:table-cell table:style-name="Table1.A1" office:value-type="string">
            <text:p text:style-name="P18">Aluminum</text:p>
            <text:p text:style-name="P18">(2024-T6)</text:p>
          </table:table-cell>
          <table:table-cell table:style-name="Table1.A1" office:value-type="string">
            <text:p text:style-name="P15"><text:span text:style-name="T11">E = 10.4x10</text:span><text:span text:style-name="T21">6</text:span><text:span text:style-name="T11"> psi</text:span></text:p>
            <text:p text:style-name="P18">ν = 0.31</text:p>
          </table:table-cell>
          <table:table-cell table:style-name="Table1.A1" office:value-type="string">
            <text:p text:style-name="P18"><text:s/>2, 3, and 4</text:p>
          </table:table-cell>
        </table:table-row>
        <table:table-row table:style-name="Table1.1">
          <table:table-cell table:style-name="Table1.A1" office:value-type="string">
            <text:p text:style-name="P18">Aluminum</text:p>
            <text:p text:style-name="P18">(6061-T651)</text:p>
          </table:table-cell>
          <table:table-cell table:style-name="Table1.A1" office:value-type="string">
            <text:p text:style-name="P18">E = 10 Msi</text:p>
            <text:p text:style-name="P15">σ<text:span text:style-name="T23">y </text:span>=<text:span text:style-name="T23"> </text:span>40 ksi</text:p>
            <text:p text:style-name="P15">σ<text:span text:style-name="T23">u </text:span>= 45 ksi </text:p>
            <text:p text:style-name="P15">σ<text:span text:style-name="T23">b </text:span>: no standard value</text:p>
            <text:p text:style-name="P18">G = 3770 ksi</text:p>
            <text:p text:style-name="P15"><text:span text:style-name="T11">τ</text:span><text:span text:style-name="T24">prop </text:span><text:span text:style-name="T11">= 22 ksi</text:span></text:p>
          </table:table-cell>
          <table:table-cell table:style-name="Table1.A1" office:value-type="string">
            <text:p text:style-name="P18">5 and 7</text:p>
          </table:table-cell>
        </table:table-row>
        <table:table-row table:style-name="Table1.1">
          <table:table-cell table:style-name="Table1.A1" office:value-type="string">
            <text:p text:style-name="P18">Steel </text:p>
            <text:p text:style-name="P18">(1018)</text:p>
          </table:table-cell>
          <table:table-cell table:style-name="Table1.A1" office:value-type="string">
            <text:p text:style-name="P18">E = 29.7 Msi</text:p>
            <text:p text:style-name="P15">σ<text:span text:style-name="T23">y </text:span>=<text:span text:style-name="T23"> </text:span>53.7 ksi</text:p>
            <text:p text:style-name="P15">σ<text:span text:style-name="T23">u </text:span>= 63.8 ksi</text:p>
            <text:p text:style-name="P15">σ<text:span text:style-name="T23">b </text:span>: no standard value</text:p>
            <text:p text:style-name="P18">G = 11.6 Msi</text:p>
            <text:p text:style-name="P15"><text:span text:style-name="T11">τ</text:span><text:span text:style-name="T24">prop </text:span><text:span text:style-name="T11">= 31 ksi</text:span></text:p>
          </table:table-cell>
          <table:table-cell table:style-name="Table1.A1" office:value-type="string">
            <text:p text:style-name="P18">5 and 7</text:p>
          </table:table-cell>
        </table:table-row>
        <table:table-row table:style-name="Table1.1">
          <table:table-cell table:style-name="Table1.A1" office:value-type="string">
            <text:p text:style-name="P18">Steel (unspecified)</text:p>
          </table:table-cell>
          <table:table-cell table:style-name="Table1.A1" office:value-type="string">
            <text:p text:style-name="P15"><text:span text:style-name="T11">E = 30x10</text:span><text:span text:style-name="T21">6</text:span><text:span text:style-name="T11"> psi</text:span></text:p>
          </table:table-cell>
          <table:table-cell table:style-name="Table1.A1" office:value-type="string">
            <text:p text:style-name="P18">6 and 8</text:p>
          </table:table-cell>
        </table:table-row>
      </table:table>
      <text:p text:style-name="P6"/>
      <text:h text:style-name="P13" text:outline-level="1"><text:soft-page-break/><text:span text:style-name="T10">V)<text:tab/>References and Appendix</text:span><text:span text:style-name="T5"> <text:s text:c="2"/>(5 points)</text:span></text:h>
      <text:list xml:id="list8594968475573875095" text:style-name="WWNum4">
        <text:list-item>
          <text:p text:style-name="P49"><text:span text:style-name="T11">Gilbert, J. A., Carmen, C. L., Thota, J., <text:s/></text:span><text:span text:style-name="T26">MAE/CE 370 - MECHANICS OF MATERIALS - LABORATORY MANUAL,</text:span><text:span text:style-name="T38"> </text:span><text:span text:style-name="T39">Version 3.0, (2015)</text:span></text:p>
        </text:list-item>
      </text:list>
      <text:p text:style-name="P27"/>
      <text:list xml:id="list20650322992171" text:continue-numbering="true" text:style-name="WWNum4">
        <text:list-item>
          <text:p text:style-name="P50"><text:span text:style-name="T40">MatWeb, </text:span><text:a xlink:type="simple" xlink:href="http://www.matweb.com/" text:style-name="Internet_20_link" text:visited-style-name="Visited_20_Internet_20_Link"><text:span text:style-name="T40">http://www.matweb.com</text:span></text:a><text:span text:style-name="T41">, accessed: <text:s/>8/31/2016. <text:s/></text:span></text:p>
        </text:list-item>
        <text:list-item>
          <text:p text:style-name="P51">Simple bending plot, available on Canvas.</text:p>
        </text:list-item>
      </text:list>
      <text:p text:style-name="P40">Appendix A: Units and conversion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7">Property</text:p>
          </table:table-cell>
          <table:table-cell table:style-name="Table2.A1" office:value-type="string">
            <text:p text:style-name="P17">English unit(s)</text:p>
          </table:table-cell>
          <table:table-cell table:style-name="Table2.A1" office:value-type="string">
            <text:p text:style-name="P17">Metric unit(s)</text:p>
          </table:table-cell>
        </table:table-row>
        <table:table-row table:style-name="Table2.1">
          <table:table-cell table:style-name="Table2.A1" office:value-type="string">
            <text:p text:style-name="P15">Width, thickness, length, deflection</text:p>
          </table:table-cell>
          <table:table-cell table:style-name="Table2.A1" office:value-type="string">
            <text:p text:style-name="P15">in, ft</text:p>
          </table:table-cell>
          <table:table-cell table:style-name="Table2.A1" office:value-type="string">
            <text:p text:style-name="P15">m, cm, mm</text:p>
          </table:table-cell>
        </table:table-row>
        <table:table-row table:style-name="Table2.1">
          <table:table-cell table:style-name="Table2.A1" office:value-type="string">
            <text:p text:style-name="P15">Angle</text:p>
          </table:table-cell>
          <table:table-cell table:style-name="Table2.A1" office:value-type="string">
            <text:p text:style-name="P15">°, radians</text:p>
          </table:table-cell>
          <table:table-cell table:style-name="Table2.A1" office:value-type="string">
            <text:p text:style-name="P15">°, radians</text:p>
          </table:table-cell>
        </table:table-row>
        <table:table-row table:style-name="Table2.1">
          <table:table-cell table:style-name="Table2.A1" office:value-type="string">
            <text:p text:style-name="P15">Percent error</text:p>
          </table:table-cell>
          <table:table-cell table:style-name="Table2.A1" office:value-type="string">
            <text:p text:style-name="P15">%</text:p>
          </table:table-cell>
          <table:table-cell table:style-name="Table2.A1" office:value-type="string">
            <text:p text:style-name="P15">%</text:p>
          </table:table-cell>
        </table:table-row>
        <table:table-row table:style-name="Table2.1">
          <table:table-cell table:style-name="Table2.A1" office:value-type="string">
            <text:p text:style-name="P15">Area</text:p>
          </table:table-cell>
          <table:table-cell table:style-name="Table2.A1" office:value-type="string">
            <text:p text:style-name="P15">in<text:span text:style-name="T20">2</text:span>, ft<text:span text:style-name="T20">2</text:span></text:p>
          </table:table-cell>
          <table:table-cell table:style-name="Table2.A1" office:value-type="string">
            <text:p text:style-name="P15">m<text:span text:style-name="T20">2</text:span>, cm<text:span text:style-name="T20">2</text:span>, mm<text:span text:style-name="T20">2</text:span></text:p>
          </table:table-cell>
        </table:table-row>
        <table:table-row table:style-name="Table2.1">
          <table:table-cell table:style-name="Table2.A1" office:value-type="string">
            <text:p text:style-name="P15">Moment of Inertia</text:p>
          </table:table-cell>
          <table:table-cell table:style-name="Table2.A1" office:value-type="string">
            <text:p text:style-name="P15">in<text:span text:style-name="T20">4</text:span>, ft<text:span text:style-name="T20">4</text:span></text:p>
          </table:table-cell>
          <table:table-cell table:style-name="Table2.A1" office:value-type="string">
            <text:p text:style-name="P15">m<text:span text:style-name="T20">4</text:span>, cm<text:span text:style-name="T20">4</text:span>, mm<text:span text:style-name="T20">4</text:span></text:p>
          </table:table-cell>
        </table:table-row>
        <table:table-row table:style-name="Table2.1">
          <table:table-cell table:style-name="Table2.A1" office:value-type="string">
            <text:p text:style-name="P15">Force, Load, Weight</text:p>
          </table:table-cell>
          <table:table-cell table:style-name="Table2.A1" office:value-type="string">
            <text:p text:style-name="P15">lb</text:p>
          </table:table-cell>
          <table:table-cell table:style-name="Table2.A1" office:value-type="string">
            <text:p text:style-name="P15">N</text:p>
          </table:table-cell>
        </table:table-row>
        <table:table-row table:style-name="Table2.1">
          <table:table-cell table:style-name="Table2.A1" office:value-type="string">
            <text:p text:style-name="P15">Torque</text:p>
          </table:table-cell>
          <table:table-cell table:style-name="Table2.A1" office:value-type="string">
            <text:p text:style-name="P15">in-lb, lb-in</text:p>
          </table:table-cell>
          <table:table-cell table:style-name="Table2.A1" office:value-type="string">
            <text:p text:style-name="P15">N-m</text:p>
          </table:table-cell>
        </table:table-row>
        <table:table-row table:style-name="Table2.1">
          <table:table-cell table:style-name="Table2.A1" office:value-type="string">
            <text:p text:style-name="P15">Stress (normal, shear)</text:p>
          </table:table-cell>
          <table:table-cell table:style-name="Table2.A1" office:value-type="string">
            <text:p text:style-name="P15">lb/in<text:span text:style-name="T20">2</text:span> (psi)</text:p>
          </table:table-cell>
          <table:table-cell table:style-name="Table2.A1" office:value-type="string">
            <text:p text:style-name="P15">N/m<text:span text:style-name="T20">2</text:span> (Pa)</text:p>
          </table:table-cell>
        </table:table-row>
        <table:table-row table:style-name="Table2.1">
          <table:table-cell table:style-name="Table2.A1" office:value-type="string">
            <text:p text:style-name="P15">Modulus of Elasticity <text:s text:c="17"/></text:p>
            <text:p text:style-name="P15">a.k.a. Young’s Modulus E</text:p>
          </table:table-cell>
          <table:table-cell table:style-name="Table2.A1" office:value-type="string">
            <text:p text:style-name="P15">lb/in<text:span text:style-name="T20">2</text:span> (psi) <text:s text:c="14"/></text:p>
            <text:p text:style-name="P15">Msi=10<text:span text:style-name="T20">6</text:span> psi</text:p>
          </table:table-cell>
          <table:table-cell table:style-name="Table2.A1" office:value-type="string">
            <text:p text:style-name="P15">N/m<text:span text:style-name="T20">2</text:span> (Pa) <text:s text:c="14"/></text:p>
            <text:p text:style-name="P15">GPa=10<text:span text:style-name="T20">9</text:span> Pa</text:p>
          </table:table-cell>
        </table:table-row>
        <table:table-row table:style-name="Table2.1">
          <table:table-cell table:style-name="Table2.A1" office:value-type="string">
            <text:p text:style-name="P15">Modulus of Rigidity <text:s text:c="18"/></text:p>
            <text:p text:style-name="P15">a.k.a. Shear Modulus G</text:p>
          </table:table-cell>
          <table:table-cell table:style-name="Table2.A1" office:value-type="string">
            <text:p text:style-name="P15">lb/in<text:span text:style-name="T20">2</text:span> (psi) <text:s text:c="14"/></text:p>
            <text:p text:style-name="P15">Msi=10<text:span text:style-name="T20">6</text:span> psi</text:p>
          </table:table-cell>
          <table:table-cell table:style-name="Table2.A1" office:value-type="string">
            <text:p text:style-name="P15">N/m<text:span text:style-name="T20">2</text:span> (Pa) <text:s text:c="14"/></text:p>
            <text:p text:style-name="P15">GPa=10<text:span text:style-name="T20">9</text:span> Pa</text:p>
          </table:table-cell>
        </table:table-row>
        <table:table-row table:style-name="Table2.1">
          <table:table-cell table:style-name="Table2.A1" office:value-type="string">
            <text:p text:style-name="P15">Poisson’s Ratio ν</text:p>
          </table:table-cell>
          <table:table-cell table:style-name="Table2.A1" office:value-type="string">
            <text:p text:style-name="P15">unitless</text:p>
          </table:table-cell>
          <table:table-cell table:style-name="Table2.A1" office:value-type="string">
            <text:p text:style-name="P15">unitless</text:p>
          </table:table-cell>
        </table:table-row>
        <table:table-row table:style-name="Table2.1">
          <table:table-cell table:style-name="Table2.A1" office:value-type="string">
            <text:p text:style-name="P15">Stress Concentration Factor K</text:p>
          </table:table-cell>
          <table:table-cell table:style-name="Table2.A1" office:value-type="string">
            <text:p text:style-name="P15">unitless</text:p>
          </table:table-cell>
          <table:table-cell table:style-name="Table2.A1" office:value-type="string">
            <text:p text:style-name="P15">unitless</text:p>
          </table:table-cell>
        </table:table-row>
        <table:table-row table:style-name="Table2.1">
          <table:table-cell table:style-name="Table2.A1" office:value-type="string">
            <text:p text:style-name="P15">Strain (normal, shear)</text:p>
          </table:table-cell>
          <table:table-cell table:style-name="Table2.A1" office:value-type="string">
            <text:p text:style-name="P15">in/in, µε <text:s text:c="20"/></text:p>
            <text:p text:style-name="P15">µε=10<text:span text:style-name="T20">-6</text:span> in/in</text:p>
          </table:table-cell>
          <table:table-cell table:style-name="Table2.A1" office:value-type="string">
            <text:p text:style-name="P15">m/m, µε <text:s text:c="20"/></text:p>
            <text:p text:style-name="P15">µε=10<text:span text:style-name="T20">-6</text:span> m/m</text:p>
          </table:table-cell>
        </table:table-row>
      </table:table>
      <text:p text:style-name="P1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1 ksi</text:p>
          </table:table-cell>
          <table:table-cell table:style-name="Table3.A1" office:value-type="string">
            <text:p text:style-name="P15">1000 psi</text:p>
          </table:table-cell>
        </table:table-row>
        <table:table-row table:style-name="Table3.1">
          <table:table-cell table:style-name="Table3.A1" office:value-type="string">
            <text:p text:style-name="P15">1 in</text:p>
          </table:table-cell>
          <table:table-cell table:style-name="Table3.A1" office:value-type="string">
            <text:p text:style-name="P15">25.4 mm</text:p>
          </table:table-cell>
        </table:table-row>
        <table:table-row table:style-name="Table3.1">
          <table:table-cell table:style-name="Table3.A1" office:value-type="string">
            <text:p text:style-name="P15">1 lb</text:p>
          </table:table-cell>
          <table:table-cell table:style-name="Table3.A1" office:value-type="string">
            <text:p text:style-name="P15">4.448 N, 453.6 g</text:p>
          </table:table-cell>
        </table:table-row>
      </table:table>
      <text:p text:style-name="P20"/>
      <text:p text:style-name="P2"><draw:custom-shape text:anchor-type="paragraph" draw:z-index="1" draw:name="Rectangle 3" draw:style-name="gr2" draw:text-style-name="P57" svg:width="1.5815in" svg:height="0.7559in" svg:x="5.8484in" svg:y="1.140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 2" draw:style-name="gr1" draw:text-style-name="P57" svg:width="1.3024in" svg:height="0.535in" svg:x="5.8484in" svg:y="8.390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Liberation Serif2" svg:font-family="'Liberation Serif'" style:font-family-generic="roman"/>
    <style:font-face style:name="Liberation Serif3" svg:font-family="'Liberation Serif'" style:font-adornments="Regular" style:font-family-generic="roman"/>
    <style:font-face style:name="Noto Sans1" svg:font-family="'Noto Sans'" style:font-family-generic="swiss"/>
    <style:font-face style:name="Liberation Serif1" svg:font-family="'Liberation Serif'" style:font-pitch="variable"/>
    <style:font-face style:name="Liberation Serif" svg:font-family="'Liberation Serif'" style:font-adornments="Regular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,Bold" svg:font-family="'TimesNewRomanPSMT,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 Condensed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 Condensed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in" fo:margin-bottom="0in" loext:contextual-spacing="false" fo:line-height="100%" fo:text-align="start" style:justify-single-word="false" fo:orphans="2" fo:widows="2" style:page-number="auto" style:writing-mode="lr-tb"/>
      <style:text-properties style:font-name="Liberation Serif" fo:font-family="'Liberation Serif'" style:font-style-name="Regular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-asian="Batang" style:font-family-asian="Batang" style:font-family-generic-asian="system" style:font-pitch-asian="variable" style:language-asian="ko" style:country-asian="KR" style:font-size-complex="10pt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name-asian="Batang" style:font-family-asian="Batang" style:font-family-generic-asian="system" style:font-pitch-asian="variable" style:language-asian="ko" style:country-asian="KR" style:font-weight-asian="bold" style:font-size-complex="10pt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Batang" style:font-family-asian="Batang" style:font-family-generic-asian="system" style:font-pitch-asian="variable" style:font-size-asian="12pt" style:language-asian="ko" style:country-asian="K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Batang" style:font-family-asian="Batang" style:font-family-generic-asian="system" style:font-pitch-asian="variable" style:font-size-asian="12pt" style:language-asian="ko" style:country-asian="KR" style:font-name-complex="Times New Roman1" style:font-family-complex="'Times New Roman'" style:font-family-generic-complex="system" style:font-pitch-complex="variable" style:font-size-complex="10pt"/>
    </style:style>
    <style:style style:name="Body_20_Text_20_3_20_Char" style:display-name="Body Text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00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MP1">Page <text:page-number text:select-page="current">6</text:page-number></text:p>
        <text:p text:style-name="Footer"/>
      </style:footer>
    </style:master-page>
    <style:master-page style:name="Converted2" style:page-layout-name="Mpm1">
      <style:footer>
        <text:p text:style-name="MP1">Page 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gadeep Thota</meta:initial-creator>
    <meta:editing-cycles>9</meta:editing-cycles>
    <meta:creation-date>2016-09-16T12:11:00</meta:creation-date>
    <dc:date>2016-11-18T02:06:49.828542228</dc:date>
    <meta:editing-duration>PT1H16M14S</meta:editing-duration>
    <meta:generator>LibreOffice/5.2.3.3$Linux_X86_64 LibreOffice_project/20m0$Build-3</meta:generator>
    <meta:print-date>2016-11-18T01:12:23.237630094</meta:print-date>
    <meta:document-statistic meta:table-count="5" meta:image-count="0" meta:object-count="8" meta:page-count="7" meta:paragraph-count="158" meta:word-count="616" meta:character-count="3653" meta:non-whitespace-character-count="2834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C</mi>
        <mo stretchy="false">=</mo>
        <mn>5.86</mn>
      </mrow>
      <mrow>
        <mrow>
          <mo fence="true" stretchy="false">(</mo>
          <mrow>
            <mrow>
              <msub>
                <mi mathvariant="normal">ϵ</mi>
                <mn>1</mn>
              </msub>
              <mo stretchy="false">−</mo>
              <msub>
                <mi mathvariant="normal">ϵ</mi>
                <mn>2</mn>
              </msub>
            </mrow>
          </mrow>
          <mo fence="true" stretchy="false">)</mo>
        </mrow>
        <mo stretchy="false">−</mo>
        <mn>5.44</mn>
      </mrow>
      <mrow>
        <mo fence="true" stretchy="false">(</mo>
        <mrow>
          <mrow>
            <msub>
              <mi mathvariant="normal">ϵ</mi>
              <mn>2</mn>
            </msub>
            <mo stretchy="false">−</mo>
            <msub>
              <mi mathvariant="normal">ϵ</mi>
              <mn>3</mn>
            </msub>
          </mrow>
        </mrow>
        <mo fence="true" stretchy="false">)</mo>
      </mrow>
    </mrow>
    <annotation encoding="StarMath 5.0">C = 5.86( %epsilon_1-%epsilon_2)-5.44(%epsilon_2-%epsilon_3 )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F" svg:font-family="" style:font-family-generic="roman"/>
    <style:font-face style:name="Liberation Serif1" svg:font-family="'Liberation Serif', 'Times New Roman'" style:font-family-generic="roman"/>
    <style:font-face style:name="Liberation Serif" svg:font-family="'Liberation Serif', 'Times New Roman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41pt"/>
    </style:style>
    <style:style style:name="co2" style:family="table-column">
      <style:table-column-properties fo:break-before="auto" style:column-width="73.7pt"/>
    </style:style>
    <style:style style:name="co3" style:family="table-column">
      <style:table-column-properties fo:break-before="auto" style:column-width="35.26pt"/>
    </style:style>
    <style:style style:name="co4" style:family="table-column">
      <style:table-column-properties fo:break-before="auto" style:column-width="42.55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13.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style:font-name-asian="DejaVu Sans" style:font-name-complex="Noto Sans Devanagari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ejaVu Sans" style:font-name-complex="Noto Sans Devanagari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;Times New Roman" fo:font-size="12pt" style:font-name-asian="Times New Roman" style:font-size-asian="12pt"/>
    </style:style>
    <style:style style:name="T2" style:family="text">
      <style:text-properties fo:font-size="12pt" style:font-name-asian="Times New Roman" style:font-size-asian="12pt" style:font-name="Liberation Serif;Times New Roman" style:font-name-complex="Liberation Serif;Times New Roman"/>
    </style:style>
    <style:style style:name="T3" style:family="text">
      <style:text-properties fo:font-size="12pt" style:font-name-asian="Times New Roman" style:font-size-asian="12pt" style:font-name="Liberation Serif;Times New Roma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/>
          <table:table-cell office:value-type="string" calcext:value-type="string">
            <text:p>Total Strain(με)</text:p>
          </table:table-cell>
          <table:table-cell/>
          <table:table-cell office:value-type="string" calcext:value-type="string">
            <text:p>C</text:p>
          </table:table-cell>
          <table:table-cell table:formula="of:=5.86*([.B2]-[.B3])-5.44*([.B3]-[.B4])" office:value-type="float" office:value="1044.62" calcext:value-type="float">
            <text:p>1044.62</text:p>
          </table:table-cell>
          <table:table-cell table:number-columns-repeated="2"/>
          <table:table-cell table:style-name="ce3"/>
          <table:table-cell table:number-columns-repeated="5"/>
          <table:table-cell table:style-name="ce4" office:value-type="string" calcext:value-type="string">
            <text:p>Gage</text:p>
          </table:table-cell>
          <table:table-cell table:style-name="ce6" office:value-type="string" calcext:value-type="string">
            <text:p><text:span text:style-name="T1">Initial Reading (</text:span><text:span text:style-name="T2">με</text:span><text:span text:style-name="T3">)</text:span></text:p>
          </table:table-cell>
          <table:table-cell table:style-name="ce7" office:value-type="string" calcext:value-type="string">
            <text:p>Final Reading</text:p>
          </table:table-cell>
        </table:table-row>
        <table:table-row table:style-name="ro1">
          <table:table-cell table:style-name="ce1" office:value-type="string" calcext:value-type="string">
            <text:p>ε1</text:p>
          </table:table-cell>
          <table:table-cell table:formula="of:=[.P2]-[.O2]" office:value-type="float" office:value="2385" calcext:value-type="float">
            <text:p>2385</text:p>
          </table:table-cell>
          <table:table-cell/>
          <table:table-cell office:value-type="string" calcext:value-type="string">
            <text:p>B</text:p>
          </table:table-cell>
          <table:table-cell table:formula="of:=3.49*([.B2]-[.B3])-1.2*[.E1]" office:value-type="float" office:value="13.326" calcext:value-type="float">
            <text:p>13.326</text:p>
          </table:table-cell>
          <table:table-cell table:number-columns-repeated="8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385" calcext:value-type="float">
            <text:p>2385</text:p>
          </table:table-cell>
        </table:table-row>
        <table:table-row table:style-name="ro1">
          <table:table-cell table:style-name="ce2" office:value-type="string" calcext:value-type="string">
            <text:p>ε2</text:p>
          </table:table-cell>
          <table:table-cell table:formula="of:=[.P3]-[.O3]" office:value-type="float" office:value="2022" calcext:value-type="float">
            <text:p>2022</text:p>
          </table:table-cell>
          <table:table-cell/>
          <table:table-cell office:value-type="string" calcext:value-type="string">
            <text:p>A</text:p>
          </table:table-cell>
          <table:table-cell table:formula="of:=[.B2]-0.743*[.E2]-0.552*[.E1]" office:value-type="float" office:value="1798.468542" calcext:value-type="float">
            <text:p>1798.468542</text:p>
          </table:table-cell>
          <table:table-cell table:number-columns-repeated="8"/>
          <table:table-cell table:style-name="ce5" office:value-type="float" office:value="2" calcext:value-type="float">
            <text:p>2</text:p>
          </table:table-cell>
          <table:table-cell table:style-name="ce5" office:value-type="float" office:value="-676" calcext:value-type="float">
            <text:p>-676</text:p>
          </table:table-cell>
          <table:table-cell table:style-name="ce8" office:value-type="float" office:value="1346" calcext:value-type="float">
            <text:p>1346</text:p>
          </table:table-cell>
        </table:table-row>
        <table:table-row table:style-name="ro1">
          <table:table-cell table:style-name="ce2" office:value-type="string" calcext:value-type="string">
            <text:p>ε3</text:p>
          </table:table-cell>
          <table:table-cell table:formula="of:=[.P4]-[.O4]" office:value-type="float" office:value="1823" calcext:value-type="float">
            <text:p>1823</text:p>
          </table:table-cell>
          <table:table-cell/>
          <table:table-cell office:value-type="string" calcext:value-type="string">
            <text:p>εBmax</text:p>
          </table:table-cell>
          <table:table-cell table:formula="of:=SUM([.E1:.E3])" office:value-type="float" office:value="2856.414542" calcext:value-type="float">
            <text:p>2856.414542</text:p>
          </table:table-cell>
          <table:table-cell table:number-columns-repeated="8"/>
          <table:table-cell table:style-name="ce5" office:value-type="float" office:value="3" calcext:value-type="float">
            <text:p>3</text:p>
          </table:table-cell>
          <table:table-cell table:style-name="ce5" office:value-type="float" office:value="-368" calcext:value-type="float">
            <text:p>-368</text:p>
          </table:table-cell>
          <table:table-cell table:style-name="ce8" office:value-type="float" office:value="1455" calcext:value-type="float">
            <text:p>1455</text:p>
          </table:table-cell>
        </table:table-row>
        <table:table-row table:style-name="ro1">
          <table:table-cell table:style-name="ce1" office:value-type="string" calcext:value-type="string">
            <text:p>ε4</text:p>
          </table:table-cell>
          <table:table-cell table:formula="of:=[.P5]-[.O5]" office:value-type="float" office:value="2000" calcext:value-type="float">
            <text:p>2000</text:p>
          </table:table-cell>
          <table:table-cell/>
          <table:table-cell office:value-type="string" calcext:value-type="string">
            <text:p>Kt</text:p>
          </table:table-cell>
          <table:table-cell table:formula="of:=[.E4]/[.B6]" office:value-type="float" office:value="1.44880641433173" calcext:value-type="float">
            <text:p>1.44880641433173</text:p>
          </table:table-cell>
          <table:table-cell/>
          <table:table-cell office:value-type="string" calcext:value-type="string">
            <text:p>KtTheory</text:p>
          </table:table-cell>
          <table:table-cell office:value-type="float" office:value="1.77" calcext:value-type="float">
            <text:p>1.77</text:p>
          </table:table-cell>
          <table:table-cell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-1498" calcext:value-type="float">
            <text:p>-1498</text:p>
          </table:table-cell>
          <table:table-cell table:style-name="ce8" office:value-type="float" office:value="502" calcext:value-type="float">
            <text:p>502</text:p>
          </table:table-cell>
        </table:table-row>
        <table:table-row table:style-name="ro2">
          <table:table-cell table:style-name="ce1" office:value-type="string" calcext:value-type="string">
            <text:p>ε4correct</text:p>
          </table:table-cell>
          <table:table-cell table:formula="of:=2000*(2.08/2.11)" office:value-type="float" office:value="1971.56398104265" calcext:value-type="float">
            <text:p>1971.56398104265</text:p>
          </table:table-cell>
          <table:table-cell/>
          <table:table-cell office:value-type="string" calcext:value-type="string">
            <text:p>d/b</text:p>
          </table:table-cell>
          <table:table-cell table:formula="of:=0.25/1.006" office:value-type="float" office:value="0.248508946322068" calcext:value-type="float">
            <text:p>0.248508946322068</text:p>
          </table:table-cell>
          <table:table-cell/>
          <table:table-cell office:value-type="string" calcext:value-type="string">
            <text:p>Kerror (%)</text:p>
          </table:table-cell>
          <table:table-cell table:formula="of:=100*([.H5]-[.E5])/[.H5]" office:value-type="float" office:value="18.146530263744" calcext:value-type="float">
            <text:p>18.146530263744</text:p>
          </table:table-cell>
          <table:table-cell table:number-columns-repeated="8"/>
        </table:table-row>
        <table:table-row table:style-name="ro2">
          <table:table-cell table:style-name="ce2"/>
          <table:table-cell table:number-columns-repeated="2"/>
          <table:table-cell table:style-name="ce2" office:value-type="string" calcext:value-type="string">
            <text:p>d/t</text:p>
          </table:table-cell>
          <table:table-cell table:formula="of:=0.25/0.25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3" table:number-columns-repeated="2"/>
          <table:table-cell table:style-name="ce2"/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3"/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F" svg:font-family="" style:font-family-generic="roman"/>
    <style:font-face style:name="Liberation Serif1" svg:font-family="'Liberation Serif', 'Times New Roman'" style:font-family-generic="roman"/>
    <style:font-face style:name="Liberation Serif" svg:font-family="'Liberation Serif', 'Times New Roman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sub>
        <mi>E</mi>
        <msub>
          <mn>4</mn>
          <mi mathvariant="italic">corrected</mi>
        </msub>
      </msub>
      <mo stretchy="false">=</mo>
      <mfrac>
        <mrow>
          <mn>2000</mn>
          <mo stretchy="false">∗</mo>
          <msub>
            <mi>S</mi>
            <mrow>
              <mi>g</mi>
              <mn>1</mn>
            </mrow>
          </msub>
        </mrow>
        <msub>
          <mi>S</mi>
          <mrow>
            <mi>g</mi>
            <mn>4</mn>
          </mrow>
        </msub>
      </mfrac>
    </mrow>
    <annotation encoding="StarMath 5.0">E_{ 4_corrected } = 2000* { S_g1 }over { S_g4 }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sub>
          <mi mathvariant="normal">ϵ</mi>
          <mn>1</mn>
        </msub>
        <mo stretchy="false">=</mo>
        <mn>.743</mn>
      </mrow>
      <mrow>
        <mi>B</mi>
        <mo stretchy="false">−</mo>
        <mn>.552</mn>
      </mrow>
      <mi>C</mi>
    </mrow>
    <annotation encoding="StarMath 5.0">A = %epsilon_1 = .743B - .552C</annotation>
  </semantics>
</math>
</file>

<file path=Object 4/content.xml><?xml version="1.0" encoding="utf-8"?>
<math xmlns="http://www.w3.org/1998/Math/MathML" display="block">
  <semantics>
    <mrow>
      <msub>
        <mi mathvariant="normal">ϵ</mi>
        <msub>
          <mi>B</mi>
          <mi mathvariant="italic">maximum</mi>
        </msub>
      </msub>
      <mo stretchy="false">=</mo>
      <mrow>
        <mi>A</mi>
        <mo stretchy="false">+</mo>
        <mi>B</mi>
        <mo stretchy="false">+</mo>
        <mi>C</mi>
      </mrow>
    </mrow>
    <annotation encoding="StarMath 5.0">%epsilon_{ B_maximum } = A+B+C</annotation>
  </semantics>
</math>
</file>

<file path=Object 5/content.xml><?xml version="1.0" encoding="utf-8"?>
<math xmlns="http://www.w3.org/1998/Math/MathML" display="block">
  <semantics>
    <mrow>
      <msub>
        <mi>K</mi>
        <mi>t</mi>
      </msub>
      <mo stretchy="false">=</mo>
      <mfrac>
        <msub>
          <mi mathvariant="normal">ϵ</mi>
          <msub>
            <mi>B</mi>
            <mi mathvariant="italic">max</mi>
          </msub>
        </msub>
        <msub>
          <mi mathvariant="normal">ϵ</mi>
          <msub>
            <mn>4</mn>
            <mi mathvariant="italic">corrected</mi>
          </msub>
        </msub>
      </mfrac>
    </mrow>
    <annotation encoding="StarMath 5.0">K_t = { %epsilon_{B_max} } over { %epsilon_{4_corrected} }</annotation>
  </semantics>
</math>
</file>

<file path=Object 6/content.xml><?xml version="1.0" encoding="utf-8"?>
<math xmlns="http://www.w3.org/1998/Math/MathML" display="block">
  <semantics>
    <mrow>
      <mrow>
        <mi>B</mi>
        <mo stretchy="false">=</mo>
        <mn>3.49</mn>
      </mrow>
      <mrow>
        <mrow>
          <mo fence="true" stretchy="false">(</mo>
          <mrow>
            <mrow>
              <msub>
                <mi mathvariant="normal">ϵ</mi>
                <mn>1</mn>
              </msub>
              <mo stretchy="false">−</mo>
              <msub>
                <mi mathvariant="normal">ϵ</mi>
                <mn>2</mn>
              </msub>
            </mrow>
          </mrow>
          <mo fence="true" stretchy="false">)</mo>
        </mrow>
        <mo stretchy="false">−</mo>
        <mn>1.20</mn>
      </mrow>
      <mi>C</mi>
    </mrow>
    <annotation encoding="StarMath 5.0">B = 3.49( %epsilon_1-%epsilon_2 ) - 1.20C</annotation>
  </semantics>
</math>
</file>

<file path=Object 7/content.xml><?xml version="1.0" encoding="utf-8"?>
<math xmlns="http://www.w3.org/1998/Math/MathML" display="block">
  <semantics>
    <mrow>
      <mi mathvariant="italic">DO</mi>
      <mi mathvariant="italic">THIS</mi>
    </mrow>
    <annotation encoding="StarMath 5.0">DO THIS
</annotation>
  </semantics>
</math>
</file>